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6.00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324cm" fo:min-width="4.91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946cm" fo:min-width="4.09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4.47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9cm" fo:min-width="3.6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9.2cm" svg:height="3.6cm" svg:x="2.8cm" svg:y="3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7.4cm" svg:y1="7.5cm" svg:x2="7.8cm" svg:y2="9.4cm" draw:start-shape="id1" draw:start-glue-point="8" svg:d="M7400 7500v1201h400v699" svg:viewBox="0 0 401 1901">
          <text:p/>
        </draw:connector>
        <draw:custom-shape draw:style-name="gr3" draw:text-style-name="P1" xml:id="id2" draw:id="id2" draw:layer="layout" svg:width="8.6cm" svg:height="2.5cm" svg:x="3.3cm" svg:y="9.2cm">
          <text:p text:style-name="P1">Podaj bo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7.3cm" svg:height="1.9cm" svg:x="2.2cm" svg:y="13.4cm">
          <text:p text:style-name="P1">Wyprowadź 4*bo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7.6cm" svg:y1="11.7cm" svg:x2="5.85cm" svg:y2="13.4cm" draw:start-shape="id2" draw:end-shape="id3" svg:d="M7600 11700v851h-1750v849" svg:viewBox="0 0 1751 1701">
          <text:p/>
        </draw:connector>
        <draw:custom-shape draw:style-name="gr5" draw:text-style-name="P1" xml:id="id4" draw:id="id4" draw:layer="layout" svg:width="7.9cm" svg:height="2.7cm" svg:x="2.3cm" svg:y="16.2cm">
          <text:p text:style-name="P1">Wyprowadź bok*bo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2.2cm" svg:y1="14.35cm" svg:x2="2.3cm" svg:y2="17.55cm" draw:start-shape="id3" draw:end-shape="id4" svg:d="M2200 14350h-501v3200h601" svg:viewBox="0 0 602 3201">
          <text:p/>
        </draw:connector>
        <draw:custom-shape draw:style-name="gr6" draw:text-style-name="P1" xml:id="id5" draw:id="id5" draw:layer="layout" svg:width="5.9cm" svg:height="2.6cm" svg:x="3cm" svg:y="20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6.25cm" svg:y1="18.9cm" svg:x2="5.95cm" svg:y2="20.6cm" draw:start-shape="id4" draw:end-shape="id5" draw:end-glue-point="4" svg:d="M6250 18900v851h-300v849" svg:viewBox="0 0 301 17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2:09:20.583564207</meta:creation-date>
    <dc:date>2020-09-09T12:20:14.540957120</dc:date>
    <meta:editing-duration>PT43S</meta:editing-duration>
    <meta:editing-cycles>1</meta:editing-cycles>
    <meta:document-statistic meta:object-count="9"/>
    <meta:generator>LibreOffice/6.4.5.2$Linux_X86_64 LibreOffice_project/40$Build-2</meta:generator>
  </office:meta>
</office:document-meta>
</file>